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222" officeooo:paragraph-rsid="00026222"/>
    </style:style>
    <style:style style:name="P2" style:family="paragraph" style:parent-style-name="Standard">
      <style:text-properties officeooo:rsid="0003972f" officeooo:paragraph-rsid="0003972f"/>
    </style:style>
    <style:style style:name="P3" style:family="paragraph" style:parent-style-name="Standard">
      <style:text-properties officeooo:rsid="0003a2d2" officeooo:paragraph-rsid="0003a2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</text:p>
      <text:p text:style-name="P1">посмотреть разные парадигмы программирование</text:p>
      <text:p text:style-name="P1">1)ооп(важно) и фанкшионал программинг (скала) также изучу скала (для высокой безпасности)</text:p>
      <text:p text:style-name="P1">2)сонкьюрент программинг 2 методтс </text:p>
      <text:p text:style-name="P2">метапрограмминг </text:p>
      <text:p text:style-name="P3">софтвереэволошион </text:p>
      <text:p text:style-name="P3">3)gjybvfnm yt njkmrj rfr gbcfnm rjl xbcnj yj b gjybvfnm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4:36:52.280932214</meta:creation-date>
    <dc:date>2020-05-16T23:17:28.898559077</dc:date>
    <meta:editing-duration>PT8H10M6S</meta:editing-duration>
    <meta:editing-cycles>1</meta:editing-cycles>
    <meta:document-statistic meta:table-count="0" meta:image-count="0" meta:object-count="0" meta:page-count="1" meta:paragraph-count="7" meta:word-count="32" meta:character-count="263" meta:non-whitespace-character-count="233"/>
    <meta:generator>LibreOffice/6.1.5.2$Linux_X86_64 LibreOffice_project/10$Build-2</meta:generator>
  </office:meta>
</office:document-meta>
</file>